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Heading_20_1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" text:outline-level="1">Sequencing Experiment DOM</text:h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</meta:initial-creator>
    <meta:creation-date>2013-04-26T16:52:46</meta:creation-date>
    <dc:date>2013-04-26T17:14:42</dc:date>
    <dc:creator>alan </dc:creator>
    <meta:editing-duration>PT20M3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" meta:word-count="3" meta:character-count="25" meta:non-whitespace-character-count="23"/>
  </office:meta>
</office:document-meta>
</file>